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FFC000"/>
    </style:style>
    <style:style style:name="T3" style:parent-style-name="Policepardéfaut" style:family="text">
      <style:text-properties fo:color="#00B050"/>
    </style:style>
    <style:style style:name="P4" style:parent-style-name="Normal" style:family="paragraph">
      <style:text-properties fo:color="#00B050"/>
    </style:style>
    <style:style style:name="T5" style:parent-style-name="Policepardéfaut" style:family="text">
      <style:text-properties fo:color="#FF0000"/>
    </style:style>
    <style:style style:name="T6" style:parent-style-name="Policepardéfaut" style:family="text">
      <style:text-properties fo:color="#FF0000"/>
    </style:style>
    <style:style style:name="P7" style:parent-style-name="Normal" style:family="paragraph">
      <style:text-properties fo:color="#00B050"/>
    </style:style>
    <style:style style:name="P8" style:parent-style-name="Normal" style:family="paragraph">
      <style:text-properties fo:color="#00B050"/>
    </style:style>
    <style:style style:name="T9" style:parent-style-name="Policepardéfaut" style:family="text">
      <style:text-properties fo:color="#0070C0"/>
    </style:style>
  </office:automatic-styles>
  <office:body>
    <office:text text:use-soft-page-breaks="true">
      <text:p text:style-name="P1">Axe d’amélioration :<text:s/></text:p>
      <text:p text:style-name="Normal"/>
      <text:p text:style-name="Normal"><text:span text:style-name="T2">Table CIS_COMPO_BDPM :<text:s/></text:span><text:span text:style-name="T3">(PK : Liaison FT/SA, Code CIS et code Substance)<text:s/></text:span></text:p>
      <text:p text:style-name="P4">-Proposition d’amélioration : (Table pour dénomination substance et code Substance avec liaison et identifiant R car PK)</text:p>
      <text:p text:style-name="Normal"><text:span text:style-name="T5">-Nature<text:s/></text:span><text:span text:style-name="T6">Composant et Liaison FT/SA même chose avec identifiant R car PK.<text:s/></text:span></text:p>
      <text:p text:style-name="Normal"/>
      <text:p text:style-name="Normal"/>
      <text:p text:style-name="P7">Table CIS_GENER_BDPM : PK ( CODE CIS + ID groupe générique ) débat sur le code tri (puisque pas nécessaire pour PK)</text:p>
      <text:p text:style-name="P8">Proposition : ID groupe générique et libellé du groupe générique avec identifiant relatif.</text:p>
      <text:p text:style-name="Normal"/>
      <text:p text:style-name="Normal"><text:span text:style-name="T9">CIS_infoImportante : <text:s/>Revoir les balises, on stockera le lien, le titre.<text:s/></text:span></text:p>
      <text:p text:style-name="Normal"/>
      <text:p text:style-name="Normal">Has_Lien (suppression de la table il ne reste que l’id qui correspond à l’identifiant en fin de lien)</text:p>
      <text:p text:style-name="Normal"/>
      <text:p text:style-name="Normal"/>
      <text:p text:style-name="Normal">CIS_HAS :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T Victor</meta:initial-creator>
    <dc:creator>DAOUK Jad</dc:creator>
    <meta:creation-date>2021-04-13T07:22:00Z</meta:creation-date>
    <dc:date>2021-04-13T08:26:00Z</dc:date>
    <meta:template xlink:href="Normal.dotm" xlink:type="simple"/>
    <meta:editing-cycles>4</meta:editing-cycles>
    <meta:editing-duration>PT0S</meta:editing-duration>
    <meta:document-statistic meta:page-count="1" meta:paragraph-count="1" meta:word-count="106" meta:character-count="693" meta:row-count="4" meta:non-whitespace-character-count="588"/>
  </office:meta>
</office:document-meta>
</file>